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61f459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6558c7" fo:background-color="#ffff00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6" style:family="text">
      <style:text-properties fo:color="#000000" loext:opacity="100%" style:font-name="Liberation Sans" fo:font-size="12pt" style:font-size-asian="12pt" style:font-size-complex="12pt"/>
    </style:style>
    <style:style style:name="T21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2" style:family="text">
      <style:text-properties style:use-window-font-color="true" loext:opacity="0%" style:font-name="Liberation Sans" officeooo:rsid="047da547"/>
    </style:style>
    <style:style style:name="T24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style:font-size-asian="12pt" style:font-size-complex="12pt"/>
    </style:style>
    <style:style style:name="T276" style:family="text">
      <style:text-properties style:use-window-font-color="true" loext:opacity="0%" style:font-name="Liberation Sans" officeooo:rsid="0efd8e5c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officeooo:rsid="04473353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officeooo:rsid="0aace3cd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3" style:family="text">
      <style:text-properties officeooo:rsid="0f0ca65a"/>
    </style:style>
    <style:style style:name="T304" style:family="text">
      <style:text-properties officeooo:rsid="0f8f58bd"/>
    </style:style>
    <style:style style:name="T305" style:family="text">
      <style:text-properties officeooo:rsid="0f95a7a0"/>
    </style:style>
    <style:style style:name="T306" style:family="text">
      <style:text-properties style:text-underline-style="none"/>
    </style:style>
    <style:style style:name="T307" style:family="text">
      <style:text-properties style:font-name="Liberation Mono" fo:font-size="8pt" style:font-size-asian="8pt" style:font-size-complex="8pt" loext:padding="0.049cm" loext:border="0.31pt solid #000000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89">D</text:span><text:span text:style-name="T283">eze </text:span><text:span text:style-name="Strong_20_Emphasis"><text:span text:style-name="T292"><text:user-field-get text:name="Distro">Rocky Linux</text:user-field-get></text:span></text:span><text:span text:style-name="T285"><text:s/></text:span><text:span text:style-name="T293"><text:user-field-get text:name="Version">8.10</text:user-field-get></text:span><text:span text:style-name="T293"><text:s/>Desktop</text:span><text:span text:style-name="T283"> (codenaam </text:span><text:span text:style-name="T288">GreenObsidian</text:span><text:span text:style-name="T283">) van </text:span><text:span text:style-name="T291">mei</text:span><text:span text:style-name="T286"> </text:span><text:span text:style-name="Strong_20_Emphasis"><text:span text:style-name="T294"><text:user-field-get text:name="Releaseyear">2024</text:user-field-get></text:span></text:span><text:span text:style-name="T287"><text:s/></text:span><text:span text:style-name="T289">is een zogenaamde </text:span><text:span text:style-name="T283">LTS-</text:span><text:span text:style-name="T289">versie</text:span><text:span text:style-name="T283"> </text:span><text:span text:style-name="T289">(</text:span><text:span text:style-name="T283">staat voor Long-Term Support, </text:span><text:span text:style-name="T284">langetermijnondersteuning</text:span><text:span text:style-name="T289">)</text:span><text:span text:style-name="T284"> </text:span><text:span text:style-name="T290">en</text:span><text:span text:style-name="T287"> </text:span><text:span text:style-name="T283">wordt gedurende 5 jaar ondersteund tot </text:span><text:span text:style-name="T291">mei</text:span><text:span text:style-name="T283"> 202</text:span><text:span text:style-name="T288">9</text:span><text:span text:style-name="T283">.</text:span></text:p></text:note-body></text:note></text:span></text:span><text:span text:style-name="Strong_20_Emphasis"><text:span text:style-name="T186"><text:s/></text:span></text:span><text:span text:style-name="Strong_20_Emphasis"><text:span text:style-name="T188">Desktop</text:span></text:span><text:span text:style-name="Strong_20_Emphasis"><text:span text:style-name="T184">. </text:span></text:span><text:span text:style-name="Strong_20_Emphasis"><text:span text:style-name="T195">TODO: Translation to EN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3">ONDERSTREEPTE</text:span></text:span><text:span text:style-name="T1"> </text:span><text:span text:style-name="T16">woorden</text:span><text:span text:style-name="T15"> het</text:span><text:span text:style-name="Strong_20_Emphasis"><text:span text:style-name="T230"> </text:span></text:span><text:span text:style-name="Strong_20_Emphasis"><text:span text:style-name="T231">tekstvak</text:span></text:span><text:span text:style-name="T16"> </text:span><text:span text:style-name="T19">in,</text:span><text:span text:style-name="T16"> </text:span><text:span text:style-name="T242">zie </text:span><text:span text:style-name="T276">[</text:span><text:span text:style-name="T242">toelichting</text:span><text:span text:style-name="T276">]</text:span><text:span text:style-name="T16">:</text:span></text:p>
      <text:p text:style-name="P2"><text:span text:style-name="Definition"><text:span text:style-name="T23">GEBRUIKER</text:span></text:span><text:span text:style-name="T250"><text:tab/><text:tab/></text:span><text:span text:style-name="T275"> <text:tab/><text:tab/></text:span><text:span text:style-name="T251"><draw:control text:anchor-type="as-char" svg:y="-0.4cm" draw:z-index="11" draw:name="Gebruiker 2" draw:style-name="gr2" draw:text-style-name="P100" svg:width="6.4cm" svg:height="0.6cm" draw:control="control10"><svg:title>Gebruiker</svg:title><svg:desc>Volledige naam, bijv. Jan Stek</svg:desc></draw:control></text:span><text:span text:style-name="T251"><text:tab/> <text:s text:c="2"/></text:span><text:span text:style-name="T252">[</text:span><text:span text:style-name="T253">N</text:span><text:span text:style-name="T245">aam, bijv. </text:span><text:span text:style-name="T246">J</text:span><text:span text:style-name="T273">a</text:span><text:span text:style-name="T246">n </text:span><text:span text:style-name="T273">Jansen</text:span><text:span text:style-name="T274">]</text:span></text:p>
      <text:p text:style-name="P84"><text:span text:style-name="Definition"><text:span text:style-name="T244">g</text:span></text:span><text:span text:style-name="Definition">ebruikersnaam</text:span><text:span text:style-name="Definition"><text:span text:style-name="T306"><text:tab/></text:span></text:span><text:span text:style-name="T243"><draw:control text:anchor-type="as-char" svg:y="-0.4cm" draw:z-index="12" draw:name="Gberuikersnaam 3" draw:style-name="gr2" draw:text-style-name="P100" svg:width="6.4cm" svg:height="0.6cm" draw:control="control11"><svg:title>Gebruikersnaam</svg:title><svg:desc>Korte naam, bijv. jan</svg:desc></draw:control></text:span><text:span text:style-name="T243"><text:tab/> <text:s text:c="2"/></text:span><text:span text:style-name="T7">[</text:span><text:span text:style-name="T8">Gebruikers</text:span><text:span text:style-name="T6">naam, bijv. </text:span><text:span text:style-name="T196">j</text:span><text:span text:style-name="T197">a</text:span><text:span text:style-name="T196">n</text:span><text:span text:style-name="T198">]</text:span></text:p>
      <text:p text:style-name="P2"><text:span text:style-name="Definition">COMPUTERNAAM</text:span><text:span text:style-name="T255"><text:tab/><text:tab/></text:span><draw:control text:anchor-type="as-char" svg:y="-0.4cm" draw:z-index="13" draw:name="Computernaam 1" draw:style-name="gr2" draw:text-style-name="P100" svg:width="6.4cm" svg:height="0.6cm" draw:control="control12"><svg:title>Computernaam</svg:title><svg:desc>Unieke naam van de computer</svg:desc></draw:control><text:tab/> <text:s text:c="2"/><text:span text:style-name="T260">[</text:span><text:span text:style-name="T261">N</text:span><text:span text:style-name="T256">aam van de compute</text:span><text:span text:style-name="T257">r, </text:span><text:span text:style-name="T258">bijv. </text:span><text:span text:style-name="T259">pc02</text:span><text:span text:style-name="T260">]</text:span></text:p>
      <text:p text:style-name="P2"><text:span text:style-name="Definition"><text:span text:style-name="T263">GEBRUIKER</text:span></text:span><text:span text:style-name="Definition"><text:span text:style-name="T267"><text:tab/></text:span></text:span><text:span text:style-name="T262"><text:tab/></text:span><text:span text:style-name="T275"> <text:tab/><text:tab/></text:span><text:span text:style-name="T251"><draw:control text:anchor-type="as-char" svg:y="-0.4cm" draw:z-index="14" draw:name="Gebruiker 3" draw:style-name="gr2" draw:text-style-name="P100" svg:width="6.4cm" svg:height="0.6cm" draw:control="control13"><svg:title>Gebruiker</svg:title><svg:desc>Volledige naam, bijv. Jan Stek</svg:desc></draw:control></text:span><text:span text:style-name="T251"><text:tab/> <text:s text:c="2"/></text:span><text:span text:style-name="T252">[</text:span><text:span text:style-name="T254">N</text:span><text:span text:style-name="T245">aam </text:span><text:span text:style-name="T249">evt. 2</text:span><text:span text:style-name="T277">e</text:span><text:span text:style-name="T247"> gebruiker</text:span><text:span text:style-name="T248">]</text:span></text:p>
      <text:p text:style-name="P89"><text:span text:style-name="Definition"><text:span text:style-name="T263">GEBRUIKERSN</text:span></text:span><text:span text:style-name="Definition"><text:span text:style-name="T264">aa</text:span></text:span><text:span text:style-name="Definition"><text:span text:style-name="T263">M</text:span></text:span><text:span text:style-name="Definition"><text:span text:style-name="T267"><text:tab/></text:span></text:span><text:span text:style-name="T243"><draw:control text:anchor-type="as-char" svg:y="-0.4cm" draw:z-index="15" draw:name="Gberuikersnaam 4" draw:style-name="gr2" draw:text-style-name="P100" svg:width="6.4cm" svg:height="0.6cm" draw:control="control14"><svg:title>Gebruikersnaam</svg:title><svg:desc>Korte naam, bijv. jan</svg:desc></draw:control></text:span><text:span text:style-name="T243"><text:tab/> <text:s text:c="2"/></text:span><text:span text:style-name="T265">[</text:span><text:span text:style-name="T266">Gebruikers</text:span><text:span text:style-name="T265">naam</text:span><text:span text:style-name="T268"> </text:span><text:span text:style-name="T269">e</text:span><text:span text:style-name="T270">vt. 2</text:span><text:span text:style-name="T278">e</text:span><text:span text:style-name="T270"> </text:span><text:span text:style-name="T271">gebruiker</text:span><text:span text:style-name="T272">]</text:span></text:p>
      <text:p text:style-name="P1"><text:span text:style-name="T199">Vervang </text:span><text:span text:style-name="T206">de</text:span><text:span text:style-name="T199"> </text:span><text:span text:style-name="Definition"><text:span text:style-name="T24">ONDERSTREEPTE</text:span></text:span><text:span text:style-name="T199"> </text:span><text:span text:style-name="T200">woorden </text:span><text:span text:style-name="T199">in deze checklist door </text:span><text:span text:style-name="T206">d</text:span><text:span text:style-name="T207">i</text:span><text:span text:style-name="T206">e </text:span><text:span text:style-name="T205">in </text:span><text:span text:style-name="T207">het</text:span><text:span text:style-name="Strong_20_Emphasis"><text:span text:style-name="T68"> </text:span></text:span><text:span text:style-name="Strong_20_Emphasis"><text:span text:style-name="T87">tekstvak</text:span></text:span><text:span text:style-name="T199">.</text:span></text:p>
      <text:p text:style-name="P45"/>
      <text:p text:style-name="P45"/>
      <text:p text:style-name="P3"><text:span text:style-name="T210">Nog niet op Linux?</text:span><text:span text:style-name="T201"><text:tab/></text:span><text:span text:style-name="T208">G</text:span><text:span text:style-name="T202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3"> onder </text:span><text:span text:style-name="T209">Linux</text:span><text:span text:style-name="T204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0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7" draw:name="Vorm3_ 2" draw:style-name="gr1" draw:text-style-name="P99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1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4" draw:style-name="gr1" draw:text-style-name="P9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07">Super</text:span>-toets <text:span text:style-name="T222">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</text:span></text:span><text:span text:style-name="T27"/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3" draw:style-name="gr1" draw:text-style-name="P9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8" draw:name="Vorm 4" draw:style-name="gr1" draw:text-style-name="P9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1"><draw:control text:anchor-type="as-char" draw:z-index="2" draw:name="Vorm9" draw:style-name="gr1" draw:text-style-name="P9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8"><text:span text:style-name="T216">Start de computer op vanaf</text:span><text:span text:style-name="T216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6"> </text:span><text:span text:style-name="T220">een </text:span><text:span text:style-name="Strong_20_Emphasis"><text:span text:style-name="T192"><text:user-field-get text:name="Distro">Rocky Linux</text:user-field-get></text:span></text:span><text:span text:style-name="T215"><text:s/></text:span><text:span text:style-name="T193"><text:user-field-get text:name="Version">8.10</text:user-field-get></text:span><text:span text:style-name="T193"><text:s/></text:span><text:span text:style-name="Strong_20_Emphasis"><text:span text:style-name="T194">Desktop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79">Vanaf ee</text:span>n <text:span text:style-name="T305">L</text:span>ive <text:span text:style-name="T304">USB</text:span><text:span text:style-name="T282">-stick</text:span><text:span text:style-name="T21"> </text:span>kunt <text:span text:style-name="T279">u opstarten en</text:span> <text:span text:style-name="T17">met </text:span><text:span text:style-name="Strong_20_Emphasis"><text:span text:style-name="T224"><text:user-field-get text:name="Distro">Rocky Linux</text:user-field-get></text:span></text:span><text:span text:style-name="Strong_20_Emphasis"><text:span text:style-name="T224"><text:s/></text:span></text:span>werken zonder enige bestanden op de harde schijf te wijzigen en maakt ook installatie van <text:span text:style-name="Strong_20_Emphasis"><text:span text:style-name="T224"><text:user-field-get text:name="Distro">Rocky Linux</text:user-field-get></text:span></text:span><text:span text:style-name="Strong_20_Emphasis"><text:span text:style-name="T224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1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6" draw:name="Vorm 6" draw:style-name="gr1" draw:text-style-name="P9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217">Kies</text:span><text:span text:style-name="T218"> </text:span><text:span text:style-name="T221">Nederlands</text:span><text:span text:style-name="T218"> en klik</text:span><text:span text:style-name="T219"> </text:span><text:span text:style-name="T218">op</text:span><text:span text:style-name="T217"> </text:span><text:span text:style-name="T214">Doorgaa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0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2"><text:span text:style-name="T236">Onder</text:span><text:span text:style-name="T232"> </text:span><text:span text:style-name="Strong_20_Emphasis"><text:span text:style-name="T236">GEBRUIKERSINSTELLINGEN </text:span></text:span><text:span text:style-name="T236">klik op </text:span><text:span text:style-name="T239">Gebruiker aanmaken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09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08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1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OFTWARE</text:span><text:span text:style-name="T236"> op </text:span><text:span text:style-name="T239">Installatiebron</text:span><text:span text:style-name="T236"> en k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2" draw:style-name="gr1" draw:text-style-name="P99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YSTEEM </text:span><text:span text:style-name="T236">op </text:span><text:span text:style-name="T239">Installatiebestemming </text:span><text:span text:style-name="T236">en k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2" draw:style-name="gr1" draw:text-style-name="P9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YSTEEM </text:span><text:span text:style-name="T236">op </text:span><text:span text:style-name="T239">Netwerk &amp; hostnaam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7">Zet schuifje achter de netwerkadapter op </text:span><text:span text:style-name="T240">AAN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5">V</text:span><text:span text:style-name="T233">ul </text:span><text:span text:style-name="T234">in </text:span><text:span text:style-name="Strong_20_Emphasis"><text:span text:style-name="T237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7"> </text:span></text:span><text:span text:style-name="Strong_20_Emphasis"><text:span text:style-name="T229">en klik op </text:span></text:span><text:span text:style-name="Strong_20_Emphasis"><text:span text:style-name="T240">Toepassen</text:span></text:span><text:span text:style-name="Strong_20_Emphasis"><text:span text:style-name="T229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7">K</text:span><text:span text:style-name="T236">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" draw:style-name="gr1" draw:text-style-name="P9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4"><text:span text:style-name="T236">Klik onder </text:span><text:span text:style-name="T239">SOFTWARE</text:span><text:span text:style-name="T236"> op </text:span><text:span text:style-name="T241">Software selectie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38">Selecteer </text:span><text:span text:style-name="T241">Server with GUI</text:span><text:span text:style-name="T238"> en klik op </text:span><text:span text:style-name="T241">Klaar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Klik op <text:span text:style-name="T308">Begin installatie</text:span>.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3" draw:name="Vorm24" draw:style-name="gr1" draw:text-style-name="P9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9" draw:name="Vorm13_1" draw:style-name="gr1" draw:text-style-name="P9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5" draw:style-name="gr1" draw:text-style-name="P9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5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</text:span></text:span><text:span text:style-name="T27"/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20" draw:name="Vorm 7" draw:style-name="gr1" draw:text-style-name="P9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4" draw:name="Vorm40_0" draw:style-name="gr1" draw:text-style-name="P99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8" draw:name="Vorm40_ 1" draw:style-name="gr1" draw:text-style-name="P99" svg:width="0.35cm" svg:height="0.35cm" draw:control="control7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2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10" draw:name="Vorm13_ 1" draw:style-name="gr1" draw:text-style-name="P99" svg:width="0.35cm" svg:height="0.35cm" draw:control="control9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8" draw:style-name="gr1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2" draw:name="Vorm 9" draw:style-name="gr1" draw:text-style-name="P99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5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Desktop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29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8">.</text:span></text:span></text:p>
          <text:p text:style-name="P98"><text:span text:style-name="Emphasis"><text:span text:style-name="T300">Licentie </text:span></text:span><text:span text:style-name="Emphasis"><text:span text:style-name="T298">C</text:span></text:span><text:span text:style-name="Emphasis"><text:span text:style-name="T299">C0</text:span></text:span><text:span text:style-name="Emphasis"><text:span text:style-name="T298"> 1.0 </text:span></text:span><text:span text:style-name="Emphasis"><text:span text:style-name="T29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1T10:30:14.304307848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0:14.131509868</dc:date>
    <meta:keyword>Installatie</meta:keyword>
    <meta:keyword>Checklist</meta:keyword>
    <meta:keyword>Linux</meta:keyword>
    <meta:editing-cycles>6921</meta:editing-cycles>
    <meta:editing-duration>P12DT9H24M49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7" meta:character-count="3853" meta:non-whitespace-character-count="3346"/>
    <meta:user-defined meta:name="Info 1"/>
    <meta:user-defined meta:name="Info 2"/>
    <meta:user-defined meta:name="Info 3"/>
    <meta:user-defined meta:name="Info 4"/>
  </office:meta>
</office:document-meta>
</file>